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01pt"/>
    </style:style>
    <style:style style:name="co3" style:family="table-column">
      <style:table-column-properties fo:break-before="auto" style:column-width="71.6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with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296" calcext:value-type="float">
            <text:p>156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660" calcext:value-type="float">
            <text:p>215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250" calcext:value-type="float">
            <text:p>239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463" calcext:value-type="float">
            <text:p>110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001" calcext:value-type="float">
            <text:p>135001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when it scored the best (cosine + emd)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32" calcext:value-type="float">
            <text:p>32</text:p>
          </table:table-cell>
          <table:table-cell table:formula="of:=[.B2]/2" office:value-type="float" office:value="16" calcext:value-type="float">
            <text:p>16</text:p>
          </table:table-cell>
          <table:table-cell table:formula="of:=ROUND(([.C2]/[.C$6])*100;1)"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" calcext:value-type="float">
            <text:p>20</text:p>
          </table:table-cell>
          <table:table-cell table:formula="of:=[.B3]/2" office:value-type="float" office:value="10" calcext:value-type="float">
            <text:p>10</text:p>
          </table:table-cell>
          <table:table-cell table:formula="of:=ROUND(([.C3]/[.C$6])*100;1)"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8" calcext:value-type="float">
            <text:p>8</text:p>
          </table:table-cell>
          <table:table-cell table:formula="of:=[.B4]/2" office:value-type="float" office:value="4" calcext:value-type="float">
            <text:p>4</text:p>
          </table:table-cell>
          <table:table-cell table:formula="of:=ROUND(([.C4]/[.C$6])*100;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52" calcext:value-type="float">
            <text:p>52</text:p>
          </table:table-cell>
          <table:table-cell table:formula="of:=[.B5]/2" office:value-type="float" office:value="26" calcext:value-type="float">
            <text:p>26</text:p>
          </table:table-cell>
          <table:table-cell table:formula="of:=ROUND(([.C5]/[.C$6])*100;1)" office:value-type="float" office:value="46.4" calcext:value-type="float">
            <text:p>46.4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table:formula="of:=8*7" office:value-type="float" office:value="56" calcext:value-type="float">
            <text:p>56</text:p>
          </table:table-cell>
          <table:table-cell/>
        </table:table-row>
      </table:table>
      <table:table table:name="Model Error Average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481199264526" calcext:value-type="float">
            <text:p>19.648119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698" calcext:value-type="float">
            <text:p>11.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1589359555926" calcext:value-type="float">
            <text:p>19.1589359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036138807024" calcext:value-type="float">
            <text:p>20.503613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4910326004028" calcext:value-type="float">
            <text:p>17.4910326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4721750531878" calcext:value-type="float">
            <text:p>22.472175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592" calcext:value-type="float">
            <text:p>11.55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9638433456421" calcext:value-type="float">
            <text:p>19.9638433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3224" calcext:value-type="float">
            <text:p>14.32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7225696018764" calcext:value-type="float">
            <text:p>19.7225696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1078472137451" calcext:value-type="float">
            <text:p>22.1078472137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2.9172075" calcext:value-type="float">
            <text:p>12.9172075</text:p>
          </table:table-cell>
          <table:table-cell table:number-columns-repeated="2"/>
          <table:table-cell table:formula="of:=AVERAGE([.F2:.F9])" office:value-type="float" office:value="20.1335171972002" calcext:value-type="float">
            <text:p>20.1335171972</text:p>
          </table:table-cell>
        </table:table-row>
      </table:table>
      <table:table table:name="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8602" calcext:value-type="float">
            <text:p>15.8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8860912323" calcext:value-type="float">
            <text:p>19.6886091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7831" calcext:value-type="float">
            <text:p>12.78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9068805149623" calcext:value-type="float">
            <text:p>19.906880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0188" calcext:value-type="float">
            <text:p>16.0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160751342773" calcext:value-type="float">
            <text:p>20.5160751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3824" calcext:value-type="float">
            <text:p>11.3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1630029678345" calcext:value-type="float">
            <text:p>18.1630029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1175" calcext:value-type="float">
            <text:p>16.1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0087367466518" calcext:value-type="float">
            <text:p>22.0087367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7527" calcext:value-type="float">
            <text:p>13.7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5561102458409" calcext:value-type="float">
            <text:p>20.5561102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743" calcext:value-type="float">
            <text:p>15.7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124492917742" calcext:value-type="float">
            <text:p>20.1244929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5472" calcext:value-type="float">
            <text:p>16.5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475106375558" calcext:value-type="float">
            <text:p>22.4751063756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4.7756125" calcext:value-type="float">
            <text:p>14.7756125</text:p>
          </table:table-cell>
          <table:table-cell table:number-columns-repeated="2"/>
          <table:table-cell table:formula="of:=AVERAGE([.F2:.F9])" office:value-type="float" office:value="20.4298767532621" calcext:value-type="float">
            <text:p>20.4298767533</text:p>
          </table:table-cell>
        </table:table-row>
      </table:table>
      <table:table table:name="MAE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0035" calcext:value-type="float">
            <text:p>15.0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54320199149" calcext:value-type="float">
            <text:p>19.5543201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643" calcext:value-type="float">
            <text:p>13.1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1792941774641" calcext:value-type="float">
            <text:p>20.179294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819" calcext:value-type="float">
            <text:p>16.5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940908704485" calcext:value-type="float">
            <text:p>20.5940908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1.5828" calcext:value-type="float">
            <text:p>11.5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1688349587577" calcext:value-type="float">
            <text:p>20.1688349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4653502873012" calcext:value-type="float">
            <text:p>25.4653502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2277" calcext:value-type="float">
            <text:p>13.2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359486579895" calcext:value-type="float">
            <text:p>20.3594865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3275811331613" calcext:value-type="float">
            <text:p>20.3275811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006" calcext:value-type="float">
            <text:p>16.5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3557270595006" calcext:value-type="float">
            <text:p>22.3557270595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5.146475" calcext:value-type="float">
            <text:p>15.146475</text:p>
          </table:table-cell>
          <table:table-cell table:number-columns-repeated="2"/>
          <table:table-cell table:formula="of:=AVERAGE([.F2:.F9])" office:value-type="float" office:value="21.1255856582097" calcext:value-type="float">
            <text:p>21.1255856582</text:p>
          </table:table-cell>
        </table:table-row>
      </table:table>
      <table:table table:name="MAE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4254" calcext:value-type="float">
            <text:p>16.4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808234078544" calcext:value-type="float">
            <text:p>19.3808234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5835802895682" calcext:value-type="float">
            <text:p>20.5835802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424" calcext:value-type="float">
            <text:p>17.44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4289520808629" calcext:value-type="float">
            <text:p>21.4289520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742" calcext:value-type="float">
            <text:p>14.57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4526297705514" calcext:value-type="float">
            <text:p>18.4526297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3114" calcext:value-type="float">
            <text:p>22.3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5962968553816" calcext:value-type="float">
            <text:p>24.5962968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.6798670632499" calcext:value-type="float">
            <text:p>21.6798670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7769" calcext:value-type="float">
            <text:p>18.7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.4472133091518" calcext:value-type="float">
            <text:p>21.447213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6546" calcext:value-type="float">
            <text:p>18.65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6651826586042" calcext:value-type="float">
            <text:p>23.6651826586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7.274975" calcext:value-type="float">
            <text:p>17.274975</text:p>
          </table:table-cell>
          <table:table-cell table:number-columns-repeated="2"/>
          <table:table-cell table:formula="of:=AVERAGE([.F2:.F9])" office:value-type="float" office:value="21.404318179403" calcext:value-type="float">
            <text:p>21.4043181794</text:p>
          </table:table-cell>
        </table:table-row>
      </table:table>
      <table:table table:name="MAE b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997474942889" calcext:value-type="float">
            <text:p>18.6997474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8449204308646" calcext:value-type="float">
            <text:p>18.8449204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0280753544399" calcext:value-type="float">
            <text:p>20.0280753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9993837901524" calcext:value-type="float">
            <text:p>16.9993837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825407573155" calcext:value-type="float">
            <text:p>21.8254075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5315711157663" calcext:value-type="float">
            <text:p>19.5315711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5644258771624" calcext:value-type="float">
            <text:p>19.5644258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.7026331765311" calcext:value-type="float">
            <text:p>21.7026331765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4.7114825" calcext:value-type="float">
            <text:p>14.7114825</text:p>
          </table:table-cell>
          <table:table-cell table:number-columns-repeated="2"/>
          <table:table-cell table:formula="of:=AVERAGE([.F2:.F9])" office:value-type="float" office:value="19.6495206015451" calcext:value-type="float">
            <text:p>19.6495206015</text:p>
          </table:table-cell>
        </table:table-row>
      </table:table>
      <table:table table:name="Correlation Overview xgb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107142857142857" calcext:value-type="float">
            <text:p>-0.107142857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07142857142857" calcext:value-type="float">
            <text:p>-0.1071428571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42857142857143" calcext:value-type="float">
            <text:p>-0.642857142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78571428571429" calcext:value-type="float">
            <text:p>-0.6785714286</text:p>
          </table:table-cell>
          <table:table-cell office:value-type="float" office:value="0.59" calcext:value-type="float">
            <text:p>0.59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14285714285714" calcext:value-type="float">
            <text:p>-0.7142857143</text:p>
          </table:table-cell>
          <table:table-cell office:value-type="float" office:value="0.44" calcext:value-type="float">
            <text:p>0.44</text:p>
          </table:table-cell>
          <table:table-cell office:value-type="float" office:value="0.321428571428571" calcext:value-type="float">
            <text:p>0.32142857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428571428571429" calcext:value-type="float">
            <text:p>0.428571428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49" calcext:value-type="float">
            <text:p>0.49</text:p>
          </table:table-cell>
          <table:table-cell office:value-type="float" office:value="0.464285714285714" calcext:value-type="float">
            <text:p>0.464285714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06" calcext:value-type="float">
            <text:p>0.06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15"/>
        </table:table-row>
        <table:table-row table:style-name="ro1">
          <table:table-cell/>
          <table:table-cell table:style-name="ce2" table:formula="of:=AVERAGE([.B2:.B9])" office:value-type="float" office:value="-0.47375" calcext:value-type="float">
            <text:p>-0.47</text:p>
          </table:table-cell>
          <table:table-cell table:style-name="ce2" table:formula="of:=AVERAGE([.C2:.C9])" office:value-type="float" office:value="-0.495535714285714" calcext:value-type="float">
            <text:p>-0.50</text:p>
          </table:table-cell>
          <table:table-cell table:style-name="ce2" table:formula="of:=AVERAGE([.D2:.D9])" office:value-type="float" office:value="0.2625" calcext:value-type="float">
            <text:p>0.26</text:p>
          </table:table-cell>
          <table:table-cell table:style-name="ce2" table:formula="of:=AVERAGE([.E2:.E9])" office:value-type="float" office:value="0.169642857142857" calcext:value-type="float">
            <text:p>0.17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</table:table-row>
      </table:table>
      <table:table table:name="CO d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95" calcext:value-type="float">
            <text:p>-0.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8" calcext:value-type="float">
            <text:p>-0.78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1" calcext:value-type="float">
            <text:p>-0.71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15" calcext:value-type="float">
            <text:p>-0.42</text:p>
          </table:table-cell>
          <table:table-cell/>
          <table:table-cell table:style-name="ce1" table:formula="of:=AVERAGE([.D2:.D9])" office:value-type="float" office:value="0.21625" calcext:value-type="float">
            <text:p>0.22</text:p>
          </table:table-cell>
          <table:table-cell/>
        </table:table-row>
      </table:table>
      <table:table table:name="CO sv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0.84" calcext:value-type="float">
            <text:p>-0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5625" calcext:value-type="float">
            <text:p>-0.46</text:p>
          </table:table-cell>
          <table:table-cell/>
          <table:table-cell table:style-name="ce1" table:formula="of:=AVERAGE([.D2:.D9])" office:value-type="float" office:value="0.22125" calcext:value-type="float">
            <text:p>0.22</text:p>
          </table:table-cell>
          <table:table-cell/>
        </table:table-row>
      </table:table>
      <table:table table:name="CO ml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88" calcext:value-type="float">
            <text:p>-0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6" calcext:value-type="float">
            <text:p>-0.76</text:p>
          </table:table-cell>
          <table:table-cell/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8375" calcext:value-type="float">
            <text:p>-0.48</text:p>
          </table:table-cell>
          <table:table-cell/>
          <table:table-cell table:style-name="ce1" table:formula="of:=AVERAGE([.D2:.D9])" office:value-type="float" office:value="0.22" calcext:value-type="float">
            <text:p>0.22</text:p>
          </table:table-cell>
          <table:table-cell/>
        </table:table-row>
      </table:table>
      <table:table table:name="CO bes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-0.85" calcext:value-type="float">
            <text:p>-0.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3" calcext:value-type="float">
            <text:p>-0.53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9" calcext:value-type="float">
            <text:p>-0.79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85" calcext:value-type="float">
            <text:p>-0.49</text:p>
          </table:table-cell>
          <table:table-cell/>
          <table:table-cell table:style-name="ce1" table:formula="of:=AVERAGE([.D2:.D9])" office:value-type="float" office:value="0.2275" calcext:value-type="float">
            <text:p>0.23</text:p>
          </table:table-cell>
          <table:table-cell/>
        </table:table-row>
      </table:table>
      <table:table table:name="CO area xg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-0.16" calcext:value-type="float">
            <text:p>-0.1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0.56" calcext:value-type="float">
            <text:p>0.56</text:p>
          </table:table-cell>
          <table:table-cell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607142857142857" calcext:value-type="float">
            <text:p>-0.6071428571</text:p>
          </table:table-cell>
          <table:table-cell office:value-type="float" office:value="0.29" calcext:value-type="float">
            <text:p>0.29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57142857142857" calcext:value-type="float">
            <text:p>-0.3571428571</text:p>
          </table:table-cell>
          <table:table-cell office:value-type="float" office:value="0.38" calcext:value-type="float">
            <text:p>0.38</text:p>
          </table:table-cell>
          <table:table-cell office:value-type="float" office:value="0.321428571428571" calcext:value-type="float">
            <text:p>0.32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6" calcext:value-type="float">
            <text:p>0.0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857142857142857" calcext:value-type="float">
            <text:p>-0.8571428571</text:p>
          </table:table-cell>
          <table:table-cell office:value-type="float" office:value="0.46" calcext:value-type="float">
            <text:p>0.46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81" calcext:value-type="float">
            <text:p>-0.81</text:p>
          </table:table-cell>
          <table:table-cell office:value-type="float" office:value="-0.928571428571429" calcext:value-type="float">
            <text:p>-0.9285714286</text:p>
          </table:table-cell>
        </table:table-row>
        <table:table-row table:style-name="ro1">
          <table:table-cell/>
          <table:table-cell table:formula="of:=AVERAGE([.B2:.B9])" office:value-type="float" office:value="-0.19625" calcext:value-type="float">
            <text:p>-0.19625</text:p>
          </table:table-cell>
          <table:table-cell table:formula="of:=AVERAGE([.C2:.C9])" office:value-type="float" office:value="-0.178571428571429" calcext:value-type="float">
            <text:p>-0.1785714286</text:p>
          </table:table-cell>
          <table:table-cell table:formula="of:=AVERAGE([.D2:.D9])" office:value-type="float" office:value="0.14375" calcext:value-type="float">
            <text:p>0.14375</text:p>
          </table:table-cell>
          <table:table-cell table:formula="of:=AVERAGE([.E2:.E9])" office:value-type="float" office:value="0.21875" calcext:value-type="float">
            <text:p>0.21875</text:p>
          </table:table-cell>
        </table:table-row>
      </table:table>
      <table:table table:name="CO area d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-0.74" calcext:value-type="float">
            <text:p>-0.74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225" calcext:value-type="float">
            <text:p>-0.22</text:p>
          </table:table-cell>
          <table:table-cell/>
          <table:table-cell table:style-name="ce1" table:formula="of:=AVERAGE([.D2:.D9])" office:value-type="float" office:value="0.2125" calcext:value-type="float">
            <text:p>0.21</text:p>
          </table:table-cell>
          <table:table-cell/>
        </table:table-row>
      </table:table>
      <table:table table:name="CO area sv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71" calcext:value-type="float">
            <text:p>-0.71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125" calcext:value-type="float">
            <text:p>-0.21</text:p>
          </table:table-cell>
          <table:table-cell/>
          <table:table-cell table:style-name="ce1" table:formula="of:=AVERAGE([.D2:.D9])" office:value-type="float" office:value="0.17875" calcext:value-type="float">
            <text:p>0.18</text:p>
          </table:table-cell>
          <table:table-cell/>
        </table:table-row>
      </table:table>
      <table:table table:name="CO area ml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7" calcext:value-type="float">
            <text:p>-0.67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6" calcext:value-type="float">
            <text:p>-0.86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-0.59" calcext:value-type="float">
            <text:p>-0.59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2375" calcext:value-type="float">
            <text:p>-0.22</text:p>
          </table:table-cell>
          <table:table-cell/>
          <table:table-cell table:style-name="ce1" table:formula="of:=AVERAGE([.D2:.D9])" office:value-type="float" office:value="0.17" calcext:value-type="float">
            <text:p>0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8:15:58.587612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3:35:44.577757155</meta:creation-date>
    <meta:generator>LibreOffice/5.1.6.2$Linux_X86_64 LibreOffice_project/10m0$Build-2</meta:generator>
    <dc:date>2018-10-19T18:24:56.519559457</dc:date>
    <meta:editing-duration>PT5H14M25S</meta:editing-duration>
    <meta:editing-cycles>55</meta:editing-cycles>
    <meta:document-statistic meta:table-count="16" meta:cell-count="590" meta:object-count="0"/>
  </office:meta>
</office:document-meta>
</file>